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bf6" officeooo:paragraph-rsid="000edbf6"/>
    </style:style>
    <style:style style:name="P2" style:family="paragraph" style:parent-style-name="Standard">
      <style:text-properties officeooo:rsid="000f36ad" officeooo:paragraph-rsid="000f36ad"/>
    </style:style>
    <style:style style:name="P3" style:family="paragraph" style:parent-style-name="Standard">
      <style:text-properties officeooo:rsid="001228ad" officeooo:paragraph-rsid="001228ad"/>
    </style:style>
    <style:style style:name="P4" style:family="paragraph" style:parent-style-name="Standard">
      <style:text-properties officeooo:rsid="0013cab2" officeooo:paragraph-rsid="0013cab2"/>
    </style:style>
    <style:style style:name="P5" style:family="paragraph" style:parent-style-name="Standard">
      <style:paragraph-properties fo:break-before="page"/>
      <style:text-properties officeooo:rsid="001228ad" officeooo:paragraph-rsid="001228ad"/>
    </style:style>
    <style:style style:name="P6" style:family="paragraph" style:parent-style-name="Text_20_body" style:list-style-name=""/>
    <style:style style:name="P7" style:family="paragraph" style:parent-style-name="Text_20_body" style:list-style-name="">
      <style:paragraph-properties fo:text-align="end" style:justify-single-word="false"/>
      <style:text-properties officeooo:rsid="00140320" officeooo:paragraph-rsid="00140320"/>
    </style:style>
    <style:style style:name="P8" style:family="paragraph" style:parent-style-name="Title" style:list-style-name=""/>
    <style:style style:name="P9" style:family="paragraph" style:parent-style-name="Heading_20_1" style:list-style-name="">
      <style:text-properties officeooo:rsid="00140320" officeooo:paragraph-rsid="0014032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1038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8" text:outline-level="1">Práctica Bootstrap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7" text:outline-level="1">Iván Martínez Tutor</text:h>
      <text:h text:style-name="P7" text:outline-level="1">Diseño de interfaces web</text:h>
      <text:h text:style-name="P7" text:outline-level="1">DAW 2</text:h>
      <text:h text:style-name="P10" text:outline-level="1">1. Introducción</text:h>
      <text:p text:style-name="P1"/>
      <text:p text:style-name="P1">Este documento muestra y explica todos los pasos realizados a la hora de la creación de un sitio web con el framework twitter bootstrap. Se han utilizado diversos elementos y clases de este framework para la realización de un sitio web responsive adaptado a cualquier pantalla informática(móvil, tableta y ordenador).</text:p>
      <text:p text:style-name="P1"/>
      <text:h text:style-name="Heading_20_1" text:outline-level="1">2. Estructura de la página</text:h>
      <text:p text:style-name="P1"/>
      <text:h text:style-name="Heading_20_3" text:outline-level="3">Este proyecto incluye 4 páginas web que serían:</text:h>
      <text:p text:style-name="P1">- Index:</text:p>
      <text:p text:style-name="P1">muestra la página web inicial donde se muestra un sencillo slider junto con un breve descripción de la leyenda de la música reage Bob Marley.</text:p>
      <text:p text:style-name="P1"/>
      <text:p text:style-name="P1">- Discografía:</text:p>
      <text:p text:style-name="P1">Incluimos con varias imágenes todos los discos que este gran artista publicó a lo largo de su vida.</text:p>
      <text:p text:style-name="P1"/>
      <text:p text:style-name="P1">- Galería:</text:p>
      <text:p text:style-name="P1">Incluimos un slider con 10 imágenes y 2 videos extraídos de youtube y totalmente responsivos, adaptándose por completo a la página.</text:p>
      <text:p text:style-name="P1"/>
      <text:p text:style-name="P1">- Contacto:</text:p>
      <text:p text:style-name="P1">Formulario de contacto, así como un mapa del sitio en el que se ubica el museo de este cantante.</text:p>
      <text:p text:style-name="P1"/>
      <text:p text:style-name="P1"/>
      <text:h text:style-name="Heading_20_1" text:outline-level="1">3. Diseño de la página</text:h>
      <text:p text:style-name="P1"/>
      <text:h text:style-name="Heading_20_3" text:outline-level="3">Paleta de colores</text:h>
      <text:p text:style-name="P1">Se ha utilizado una paleta de colores en gama tierra juntando con un amarillo mostaza en el footer que le dan un aspecto atractivo y llamativo. En diversas partes de la página como por ejemplo el menú se ha utilizado una imagen de fondo en la resolución mínima necesaria para garantizar un carga rápida y un sitio optimizado.</text:p>
      <text:p text:style-name="P1"/>
      <text:p text:style-name="P1"/>
      <text:h text:style-name="Heading_20_3" text:outline-level="3">Uso <text:s/>de sprites css</text:h>
      <text:p text:style-name="P1">Se ha utilizado la carga de sprites para los iconos de redes sociales del footer de la página, ganando así espacio y tiempo de carga al cargar todas las imágenes de un mismo archivo.</text:p>
      <text:p text:style-name="P1"/>
      <text:p text:style-name="P1"/>
      <text:h text:style-name="P11" text:outline-level="3"/>
      <text:h text:style-name="P12" text:outline-level="3">Fuentes de Google o Font Awesome</text:h>
      <text:p text:style-name="P2">Se ha utilizado la fuente de google Alegreya SC, para una mejor visualización del texto de la página. Esta fuente ha sido importada y puede verse en las primeras líneas de nuestro archivo .less o .css.</text:p>
      <text:p text:style-name="P1"/>
      <text:p text:style-name="P1"/>
      <text:h text:style-name="Heading_20_3" text:outline-level="3">Slider</text:h>
      <text:p text:style-name="P1">El slider utilizado se ha obtenido por medio del css cargado del framework bootstrap junto con algunas modificaciones propias.</text:p>
      <text:p text:style-name="P1"/>
      <text:p text:style-name="P1"/>
      <text:h text:style-name="Heading_20_3" text:outline-level="3">Método de personalización de la página</text:h>
      <text:p text:style-name="P1">La página se ha realizado partiendo de cero, es decir, todo ha sido realizado por el autor, Iván Martínez en este caso. Toda la parte de less, html y javascript ha sido creada desde cero para la realización de este proyecto.</text:p>
      <text:p text:style-name="P1"/>
      <text:p text:style-name="P1"/>
      <text:h text:style-name="Heading_20_1" text:outline-level="1">4. Optimización de la página</text:h>
      <text:p text:style-name="P1"/>
      <text:h text:style-name="Heading_20_3" text:outline-level="3">Optimización de imágenes</text:h>
      <text:p text:style-name="P1">Las imágenes han sido optimizadas a una resolución máxima de 95 ppp dando lugar a un tiempo de carga menor y una gran optimización del sitio web.</text:p>
      <text:p text:style-name="P1"/>
      <text:p text:style-name="P1"/>
      <text:h text:style-name="Heading_20_3" text:outline-level="3">Archivos minificados</text:h>
      <text:p text:style-name="P1">Los archivos pueden verse en su totalidad y bien tabulados,<text:span text:style-name="T1">ademas de su versión minificada</text:span> dentro del repositorio creado en github al cual se puede acceder desde la url <text:a xlink:type="simple" xlink:href="https://github.com/shokone/practica-bootstrap">https://github.com/shokone/practica-bootstrap</text:a></text:p>
      <text:p text:style-name="P1">A la hora de la subida de archivos al servidor infenlaces.com se han minificado todos los archivos para favorecer los tiempos de carga de la página.</text:p>
      <text:p text:style-name="P1"/>
      <text:p text:style-name="P1"/>
      <text:h text:style-name="Heading_20_3" text:outline-level="3">Velocidad comprobada en pagespeed</text:h>
      <text:p text:style-name="P4">Velocidad de la página web comprobada en pagespeed.</text:p>
      <text:p text:style-name="P4">Puede visualizarse a través de la siguiente url <text:a xlink:type="simple" xlink:href="https://developers.google.com/speed/pagespeed/insights/?url=http%3A%2F%2Fivan.infenlaces.com%2Fbootstrap%2F">https://developers.google.com/speed/pagespeed/insights/?url=http%3A%2F%2Fivan.infenlaces.com%2Fbootstrap%2F</text:a></text:p>
      <text:p text:style-name="P4"/>
      <text:p text:style-name="P1"/>
      <text:p text:style-name="P1"/>
      <text:h text:style-name="P10" text:outline-level="1">5. Documentación obtenida</text:h>
      <text:p text:style-name="P3"/>
      <text:p text:style-name="P3">He obtenido la información necesaria para realizar esta página web a través de las siguientes fuentes:</text:p>
      <text:p text:style-name="P3">- <text:a xlink:type="simple" xlink:href="http://www.subinet.es/minificar-css-js-html/">http://www.subinet.es/minificar-css-js-html/</text:a></text:p>
      <text:p text:style-name="P3">- <text:a xlink:type="simple" xlink:href="https://www.google.com/fonts/">https://www.google.com/fonts/</text:a></text:p>
      <text:p text:style-name="P3">- <text:a xlink:type="simple" xlink:href="http://librosweb.es/libro/bootstrap_3/">http://librosweb.es/libro/bootstrap_3/</text:a></text:p>
      <text:p text:style-name="P3">- <text:a xlink:type="simple" xlink:href="http://getbootstrap.com/">http://getbootstrap.com/</text:a></text:p>
      <text:p text:style-name="P3">- https://developers.google.com/speed/pagespeed/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ok </meta:initial-creator>
    <meta:creation-date>2016-02-28T11:41:54.051767717</meta:creation-date>
    <dc:date>2016-02-28T12:50:26.097028805</dc:date>
    <dc:creator>shok </dc:creator>
    <meta:editing-duration>PT52M27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5" meta:paragraph-count="43" meta:word-count="522" meta:character-count="3309" meta:non-whitespace-character-count="2829"/>
  </office:meta>
</office:document-meta>
</file>